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d4d4d4" style:font-name="Droid Sans Mono" fo:font-size="10.5pt" fo:font-weight="normal" officeooo:rsid="000f780a" officeooo:paragraph-rsid="000f780a" fo:background-color="#1e1e1e" style:font-size-asian="12pt" style:font-weight-asian="normal" style:font-size-complex="12pt" style:font-weight-complex="normal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text-properties officeooo:paragraph-rsid="000deb70"/>
    </style:style>
    <style:style style:name="P6" style:family="paragraph" style:parent-style-name="List_20_Paragraph">
      <style:text-properties fo:font-size="18pt" fo:font-weight="bold" officeooo:rsid="000e0156" officeooo:paragraph-rsid="000e0156" style:font-size-asian="15.75pt" style:font-weight-asian="bold" style:font-size-complex="18pt" style:font-weight-complex="bold"/>
    </style:style>
    <style:style style:name="P7" style:family="paragraph" style:parent-style-name="List_20_Paragraph" style:list-style-name="L1">
      <style:paragraph-properties fo:line-height="150%"/>
      <style:text-properties fo:font-size="18pt" fo:font-weight="normal" officeooo:rsid="000e0156" officeooo:paragraph-rsid="000e0156" style:font-size-asian="15.75pt" style:font-weight-asian="normal" style:font-size-complex="18pt" style:font-weight-complex="normal"/>
    </style:style>
    <style:style style:name="P8" style:family="paragraph" style:parent-style-name="List_20_Paragraph">
      <style:paragraph-properties fo:line-height="150%"/>
      <style:text-properties fo:font-size="18pt" fo:font-weight="normal" officeooo:rsid="000e0156" officeooo:paragraph-rsid="000e0156" style:font-size-asian="15.75pt" style:font-weight-asian="normal" style:font-size-complex="18pt" style:font-weight-complex="normal"/>
    </style:style>
    <style:style style:name="P9" style:family="paragraph" style:parent-style-name="List_20_Paragraph">
      <style:paragraph-properties fo:line-height="150%"/>
      <style:text-properties fo:font-size="12pt" fo:font-weight="normal" officeooo:rsid="000e0156" officeooo:paragraph-rsid="000e0156" style:font-size-asian="12pt" style:font-weight-asian="normal" style:font-size-complex="12pt" style:font-weight-complex="normal"/>
    </style:style>
    <style:style style:name="P10" style:family="paragraph" style:parent-style-name="List_20_Paragraph">
      <style:paragraph-properties fo:line-height="150%"/>
      <style:text-properties fo:font-size="12pt" fo:font-weight="normal" officeooo:rsid="000f780a" officeooo:paragraph-rsid="000f780a" style:font-size-asian="12pt" style:font-weight-asian="normal" style:font-size-complex="12pt" style:font-weight-complex="normal"/>
    </style:style>
    <style:style style:name="P11" style:family="paragraph" style:parent-style-name="List_20_Paragraph">
      <style:paragraph-properties fo:line-height="150%"/>
      <style:text-properties style:font-name="Ubuntu Mono" fo:font-size="12pt" fo:font-weight="normal" officeooo:rsid="000f780a" officeooo:paragraph-rsid="000f780a" style:font-size-asian="12pt" style:font-weight-asian="normal" style:font-size-complex="12pt" style:font-weight-complex="normal"/>
    </style:style>
    <style:style style:name="P12" style:family="paragraph" style:parent-style-name="List_20_Paragraph">
      <style:paragraph-properties fo:line-height="150%" fo:break-before="page"/>
      <style:text-properties fo:font-size="18pt" fo:font-weight="normal" officeooo:rsid="000e0156" officeooo:paragraph-rsid="000e0156" style:font-size-asian="15.75pt" style:font-weight-asian="normal" style:font-size-complex="18pt" style:font-weight-complex="normal"/>
    </style:style>
    <style:style style:name="P13" style:family="paragraph" style:parent-style-name="List_20_Paragraph">
      <style:paragraph-properties fo:margin-left="0cm" fo:margin-right="0cm" fo:line-height="150%" fo:text-indent="0cm" style:auto-text-indent="false"/>
      <style:text-properties fo:font-size="12pt" fo:font-weight="normal" officeooo:rsid="00116ec7" officeooo:paragraph-rsid="00116ec7" style:font-size-asian="12pt" style:font-weight-asian="normal" style:font-size-complex="12pt" style:font-weight-complex="normal"/>
    </style:style>
    <style:style style:name="T1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808080" style:font-name="Droid Sans Mono" fo:font-size="10.5pt" fo:background-color="#1e1e1e" loext:char-shading-value="0"/>
    </style:style>
    <style:style style:name="T5" style:family="text">
      <style:text-properties fo:color="#569cd6"/>
    </style:style>
    <style:style style:name="T6" style:family="text">
      <style:text-properties fo:color="#9cdcfe"/>
    </style:style>
    <style:style style:name="T7" style:family="text">
      <style:text-properties fo:color="#ce9178"/>
    </style:style>
    <style:style style:name="T8" style:family="text">
      <style:text-properties fo:color="#4ec9b0"/>
    </style:style>
    <style:style style:name="T9" style:family="text">
      <style:text-properties fo:color="#dcdcaa"/>
    </style:style>
    <style:style style:name="T10" style:family="text">
      <style:text-properties fo:color="#b5ce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ARAVEL</text:span></text:p>
      <text:p text:style-name="Standard"><text:span text:style-name="T1">Includes:</text:span></text:p>
      <text:list xml:id="list3253705078" text:style-name="WWNum1">
        <text:list-item>
          <text:p text:style-name="P5"><text:span text:style-name="T2">Vue.js<text:tab/><text:tab/>(pre included)</text:span></text:p>
        </text:list-item>
        <text:list-item>
          <text:p text:style-name="P5"><text:span text:style-name="T2">Bootstrap<text:tab/>(pre included)</text:span></text:p>
        </text:list-item>
        <text:list-item>
          <text:p text:style-name="P5"><text:span text:style-name="T2">Npm</text:span></text:p>
        </text:list-item>
        <text:list-item>
          <text:p text:style-name="P4"><text:span text:style-name="T2">Composer</text:span></text:p>
        </text:list-item>
      </text:list>
      <text:p text:style-name="List_20_Paragraph"/>
      <text:p text:style-name="List_20_Paragraph"/>
      <text:p text:style-name="P6">Relationships:</text:p>
      <text:list xml:id="list3396725342" text:style-name="L1">
        <text:list-item>
          <text:p text:style-name="P7">One to One</text:p>
        </text:list-item>
        <text:list-item>
          <text:p text:style-name="P7">Inverse of 1.</text:p>
        </text:list-item>
        <text:list-item>
          <text:p text:style-name="P7">One to Many</text:p>
        </text:list-item>
        <text:list-item>
          <text:p text:style-name="P7">Inverse of 3.</text:p>
        </text:list-item>
        <text:list-item>
          <text:p text:style-name="P7">Many to Many.</text:p>
        </text:list-item>
        <text:list-item>
          <text:p text:style-name="P7">Inverse of 5.</text:p>
        </text:list-item>
      </text:list>
      <text:p text:style-name="P8"/>
      <text:p text:style-name="P12">1. One to One</text:p>
      <text:p text:style-name="P8"/>
      <text:p text:style-name="P8"><text:tab/><text:tab/><text:span text:style-name="T3">tables – users, phone</text:span></text:p>
      <text:p text:style-name="P9">*phone should have id as ‘user_id’</text:p>
      <text:p text:style-name="P9"/>
      <text:p text:style-name="P10">fetch all ‘/All/Student::all();’</text:p>
      <text:p text:style-name="P10">make a function in ‘Student.php’ model</text:p>
      <text:p text:style-name="P11"><text:span text:style-name="T4">php artisan make:migration create_phone</text:span></text:p>
      <text:p text:style-name="P11">Create migration config as </text:p>
      <text:p text:style-name="P1"><text:span text:style-name="T8">Schema</text:span>::<text:span text:style-name="T9">create</text:span>(<text:span text:style-name="T7">'phone'</text:span>, <text:span text:style-name="T5">function</text:span> (<text:span text:style-name="T5">Blueprint</text:span> <text:span text:style-name="T6">$table</text:span>) {</text:p>
      <text:p text:style-name="P3"><text:span text:style-name="T6">$table</text:span>-&gt;<text:span text:style-name="T9">bigIncrements</text:span>(<text:span text:style-name="T7">'id'</text:span>);</text:p>
      <text:p text:style-name="P3"><text:span text:style-name="T6">$table</text:span>-&gt;<text:span text:style-name="T9">integer</text:span>(<text:span text:style-name="T7">'student_id'</text:span>);</text:p>
      <text:p text:style-name="P3"><text:span text:style-name="T6">$table</text:span>-&gt;<text:span text:style-name="T9">string</text:span>(<text:span text:style-name="T7">'phone'</text:span>,<text:span text:style-name="T10">18</text:span>);</text:p>
      <text:p text:style-name="P3"><text:span text:style-name="T6">$table</text:span>-&gt;<text:span text:style-name="T9">timestamps</text:span>();</text:p>
      <text:p text:style-name="P3">});</text:p>
      <text:p text:style-name="P11"><text:s/></text:p>
      <text:p text:style-name="P13">set Phone model as -</text:p>
      <text:p text:style-name="P13"/>
      <text:p text:style-name="P1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 bansal</meta:initial-creator>
    <meta:editing-cycles>6</meta:editing-cycles>
    <meta:creation-date>2019-06-27T05:16:00</meta:creation-date>
    <dc:date>2019-07-09T12:09:21.087382542</dc:date>
    <meta:editing-duration>PT1H10M45S</meta:editing-duration>
    <meta:generator>LibreOffice/6.0.7.3$Linux_X86_64 LibreOffice_project/00m0$Build-3</meta:generator>
    <meta:document-statistic meta:table-count="0" meta:image-count="0" meta:object-count="0" meta:page-count="2" meta:paragraph-count="28" meta:word-count="84" meta:character-count="569" meta:non-whitespace-character-count="5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